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23-10-10 0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23-10-10 0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23-04-12 21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22-10-25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22-10-25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22-07-21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22-04-25 2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21-11-04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21-07-20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21-04-14 2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20-10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20-07-07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20-04-22 22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19-10-24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19-07-10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19-04-24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18-10-23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18-07-13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18-04-12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17-10-25 14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17-07-11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17-04-27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16-10-28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16-07-05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16-05-04 2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15-10-28 14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15-07-08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15-04-30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14-10-15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14-07-09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14-04-29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13-10-30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13-07-26 13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13-04-10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12-10-23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12-07-10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12-04-11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11-10-19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11-07-20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11-04-21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10-10-13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10-07-29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10-04-21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07-07-05 1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07-04-04 1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06-04-06 12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05-10-05 13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05-07-11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05-04-04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04-10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04-07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04-04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03-10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03-07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03-04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02-10-0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02-07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01-10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01-04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00-10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2000-07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1999-11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1999-10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1998-10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1998-07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1998-04-0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1997-10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1997-09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1997-05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1996-10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1996-07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1996-04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1995-10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1995-07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1995-04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1994-10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1994-07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1994-04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1994-01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1993-10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1993-07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1993-04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005</text:p>
          </table:table-cell>
          <table:table-cell office:value-type="string" calcext:value-type="string">
            <text:p>1993-01-2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51" meta:object-count="0"/>
    <meta:user-defined meta:name="AppVersion">3.0</meta:user-defined>
  </office:meta>
</office:document-meta>
</file>